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36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4.63020833333333cm"/>
    </style:style>
    <style:style style:name="co2" style:family="table-column">
      <style:table-column-properties fo:break-before="auto" style:column-width="5.1990625cm"/>
    </style:style>
    <style:style style:name="co3" style:family="table-column">
      <style:table-column-properties fo:break-before="auto" style:column-width="6.2309375cm"/>
    </style:style>
    <style:style style:name="co4" style:family="table-column">
      <style:table-column-properties fo:break-before="auto" style:column-width="5.9398958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5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1"/>
        <table:table-row table:style-name="ro1">
          <table:table-cell table:style-name="ce2"/>
          <table:table-cell office:value-type="string" table:style-name="ce2">
            <text:p>Dataset distribution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2">
            <text:p>Algorithm</text:p>
          </table:table-cell>
          <table:table-cell office:value-type="string" table:style-name="ce3">
            <text:p>50-50</text:p>
          </table:table-cell>
          <table:table-cell office:value-type="string" table:style-name="ce2">
            <text:p>25-75</text:p>
          </table:table-cell>
          <table:table-cell office:value-type="string" table:style-name="ce2">
            <text:p>10-9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Gaussian Naive Bayes</text:p>
          </table:table-cell>
          <table:table-cell office:value-type="float" office:value="0.71122818571000002" table:style-name="ce2">
            <text:p>0.711228186</text:p>
          </table:table-cell>
          <table:table-cell office:value-type="float" office:value="0.72086899275799998" table:style-name="ce2">
            <text:p>0.720868993</text:p>
          </table:table-cell>
          <table:table-cell office:value-type="float" office:value="0.71381578947400004" table:style-name="ce2">
            <text:p>0.71381578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VM rbf</text:p>
          </table:table-cell>
          <table:table-cell office:value-type="float" office:value="0.56931182087599996" table:style-name="ce2">
            <text:p>0.569311821</text:p>
          </table:table-cell>
          <table:table-cell office:value-type="float" office:value="0.55760368663600002" table:style-name="ce2">
            <text:p>0.557603687</text:p>
          </table:table-cell>
          <table:table-cell office:value-type="float" office:value="0.57565789473700002" table:style-name="ce2">
            <text:p>0.57565789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ecision Tree</text:p>
          </table:table-cell>
          <table:table-cell office:value-type="float" office:value="0.77543628580799995" table:style-name="ce2">
            <text:p>0.775436286</text:p>
          </table:table-cell>
          <table:table-cell office:value-type="float" office:value="0.77221856484499996" table:style-name="ce2">
            <text:p>0.772218565</text:p>
          </table:table-cell>
          <table:table-cell office:value-type="float" office:value="0.77138157894699999" table:style-name="ce2">
            <text:p>0.77138157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andom Forest</text:p>
          </table:table-cell>
          <table:table-cell office:value-type="float" office:value="0.83898584129099996" table:style-name="ce2">
            <text:p>0.838985841</text:p>
          </table:table-cell>
          <table:table-cell office:value-type="float" office:value="0.83936800526699995" table:style-name="ce2">
            <text:p>0.839368005</text:p>
          </table:table-cell>
          <table:table-cell office:value-type="float" office:value="0.84046052631599999" table:style-name="ce2">
            <text:p>0.84046052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daboost</text:p>
          </table:table-cell>
          <table:table-cell office:value-type="float" office:value="0.844912742838" table:style-name="ce2">
            <text:p>0.844912743</text:p>
          </table:table-cell>
          <table:table-cell office:value-type="float" office:value="0.85385121790700003" table:style-name="ce2">
            <text:p>0.853851218</text:p>
          </table:table-cell>
          <table:table-cell office:value-type="float" office:value="0.84046052631599999" table:style-name="ce2">
            <text:p>0.84046052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gging Classifier</text:p>
          </table:table-cell>
          <table:table-cell office:value-type="float" office:value="0.84425419822199999" table:style-name="ce2">
            <text:p>0.844254198</text:p>
          </table:table-cell>
          <table:table-cell office:value-type="float" office:value="0.848584595128" table:style-name="ce2">
            <text:p>0.848584595</text:p>
          </table:table-cell>
          <table:table-cell office:value-type="float" office:value="0.84868421052599996" table:style-name="ce2">
            <text:p>0.8486842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xtra trees</text:p>
          </table:table-cell>
          <table:table-cell office:value-type="float" office:value="0.80803424432000004" table:style-name="ce2">
            <text:p>0.808034244</text:p>
          </table:table-cell>
          <table:table-cell office:value-type="float" office:value="0.81237656352900001" table:style-name="ce2">
            <text:p>0.812376564</text:p>
          </table:table-cell>
          <table:table-cell office:value-type="float" office:value="0.83881578947400004" table:style-name="ce2">
            <text:p>0.83881578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adient boosting</text:p>
          </table:table-cell>
          <table:table-cell office:value-type="float" office:value="0.85149818900200003" table:style-name="ce2">
            <text:p>0.851498189</text:p>
          </table:table-cell>
          <table:table-cell office:value-type="float" office:value="0.85714285714299998" table:style-name="ce2">
            <text:p>0.857142857</text:p>
          </table:table-cell>
          <table:table-cell office:value-type="float" office:value="0.85032894736800002" table:style-name="ce2">
            <text:p>0.85032894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neighbourshybrid</text:p>
          </table:table-cell>
          <table:table-cell office:value-type="float" office:value="0.61639776094800003" table:style-name="ce2">
            <text:p>0.616397761</text:p>
          </table:table-cell>
          <table:table-cell office:value-type="float" office:value="0.66161948650400004" table:style-name="ce2">
            <text:p>0.661619487</text:p>
          </table:table-cell>
          <table:table-cell office:value-type="float" office:value="0.67105263157899997" table:style-name="ce2">
            <text:p>0.67105263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neighbours</text:p>
          </table:table-cell>
          <table:table-cell office:value-type="float" office:value="0.57194599934099999" table:style-name="ce2">
            <text:p>0.571945999</text:p>
          </table:table-cell>
          <table:table-cell office:value-type="float" office:value="0.55760368663600002" table:style-name="ce2">
            <text:p>0.557603687</text:p>
          </table:table-cell>
          <table:table-cell office:value-type="float" office:value="0.55921052631599999" table:style-name="ce2">
            <text:p>0.55921052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1 Logistic Regression</text:p>
          </table:table-cell>
          <table:table-cell office:value-type="float" office:value="0.82811985511999997" table:style-name="ce2">
            <text:p>0.828119855</text:p>
          </table:table-cell>
          <table:table-cell office:value-type="float" office:value="0.82751810401600001" table:style-name="ce2">
            <text:p>0.827518104</text:p>
          </table:table-cell>
          <table:table-cell office:value-type="float" office:value="0.80592105263199998" table:style-name="ce2">
            <text:p>0.80592105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2 Logistic Regression</text:p>
          </table:table-cell>
          <table:table-cell office:value-type="float" office:value="0.83009548896899998" table:style-name="ce2">
            <text:p>0.830095489</text:p>
          </table:table-cell>
          <table:table-cell office:value-type="float" office:value="0.82883475970999998" table:style-name="ce2">
            <text:p>0.82883476</text:p>
          </table:table-cell>
          <table:table-cell office:value-type="float" office:value="0.80921052631599999" table:style-name="ce2">
            <text:p>0.809210526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2">
            <text:p>Misbehaving Algorithm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SVM polynomial</text:p>
          </table:table-cell>
          <table:table-cell office:value-type="float" office:value="0.82608695652200004" table:style-name="ce2">
            <text:p>0.82608695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ochastic Gradient Descent</text:p>
          </table:table-cell>
          <table:table-cell office:value-type="float" office:value="0.73328943035899996" table:style-name="ce2">
            <text:p>0.73328943</text:p>
          </table:table-cell>
          <table:table-cell table:number-columns-repeated="16382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/>
    </number:time-style>
    <number:currency-style style:name="N37P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37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425</meta:generator>
    <dc:creator>jaysh</dc:creator>
    <meta:creation-date>2017-04-25T05:54:18Z</meta:creation-date>
    <dc:date>2019-04-07T04:02:29Z</dc:date>
    <meta:editing-cycles>35</meta:editing-cycles>
    <meta:editing-duration>PT4365S</meta:editing-duration>
  </office:meta>
</office:document-meta>
</file>